
<file path=META-INF/manifest.xml><?xml version="1.0" encoding="utf-8"?>
<ns0:manifest xmlns:ns0="urn:oasis:names:tc:opendocument:xmlns:manifest:1.0" ns0:version="1.3">
  <ns0:file-entry ns0:full-path="/" ns0:version="1.3" ns0:media-type="application/vnd.oasis.opendocument.presentation"/>
  <ns0:file-entry ns0:full-path="Configurations2/" ns0:media-type="application/vnd.sun.xml.ui.configuration"/>
  <ns0:file-entry ns0:full-path="styles.xml" ns0:media-type="text/xml"/>
  <ns0:file-entry ns0:full-path="content.xml" ns0:media-type="text/xml"/>
  <ns0:file-entry ns0:full-path="meta.xml" ns0:media-type="text/xml"/>
  <ns0:file-entry ns0:full-path="settings.xml" ns0:media-type="text/xml"/>
  <ns0:file-entry ns0:full-path="Thumbnails/thumbnail.png" ns0:media-type="image/png"/>
</ns0:manifest>
</file>

<file path=content.xml><?xml version="1.0" encoding="utf-8"?>
<office:document-content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ext="urn:oasis:names:tc:opendocument:xmlns:text:1.0" xmlns:xlink="http://www.w3.org/1999/xlink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Liberation Sans2" fo:font-size="44pt" fo:letter-spacing="normal" fo:language="en" fo:country="US" fo:font-style="normal" style:text-underline-style="solid" style:text-underline-width="auto" style:text-underline-color="font-color" fo:font-weight="normal" fo:background-color="transparent" style:font-name-asian="Liberation Sans4" style:font-size-asian="44pt" style:font-style-asian="normal" style:font-weight-asian="normal" style:font-name-complex="Liberation Sans2" style:font-size-complex="44pt" style:font-style-complex="normal" style:font-weight-complex="normal">
        <loext:char-color-theme-reference loext:type="dk1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fo:background-color="transparent" style:font-name-asian="Liberation Sans4" style:font-size-asian="44pt" style:font-style-asian="normal" style:font-weight-asian="normal" style:font-name-complex="Liberation Sans2" style:font-size-complex="44pt" style:font-style-complex="normal" style:font-weight-complex="normal">
        <loext:char-color-theme-reference loext:type="dk1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3" draw:style-name="gr1" draw:text-style-name="P2" draw:layer="layout" svg:width="11.973cm" svg:height="7.697cm" svg:x="10.387cm" svg:y="0.862cm">
          <text:p text:style-name="P1"><text:span text:style-name="T1"><text:a xlink:href="../documentfoundation.org" xlink:type="simple">Some multi line hyperlink/field</text:a></text:span><text:span text:style-name="T2"><text:line-break/></text:span><text:span text:style-name="T2">text that follows after a linebrea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ext="urn:oasis:names:tc:opendocument:xmlns:text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lor-theme-reference loext:type="dk1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lor-theme-reference loext:type="dk1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lor-theme-reference loext:type="dk1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lor-theme-reference loext:type="dk1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lor-theme-reference loext:type="dk1"/>
      </style:text-properties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lor-theme-reference loext:type="dk1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lor-theme-reference loext:type="dk1">
          <loext:transformation loext:type="tint" loext:value="7500"/>
        </loext:char-color-theme-reference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